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svg:stroke-width="0.102cm" draw:marker-start-width="0.457cm" draw:marker-end-width="0.457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51cm" draw:marker-start-width="0.381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33% 58%" fo:font-size="22pt" style:font-size-asian="22pt" style:font-size-complex="22pt"/>
    </style:style>
    <style:style style:name="T3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66cm" svg:height="3.32cm" svg:x="4.772cm" svg:y="9.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3.448cm" svg:height="3.486cm" svg:x="4.523cm" svg:y="18.6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4.523cm" svg:y1="9.131cm" svg:x2="4.525cm" svg:y2="20.502cm">
          <text:p/>
        </draw:line>
        <draw:line draw:style-name="gr3" draw:text-style-name="P1" draw:layer="layout" svg:x1="17.957cm" svg:y1="9.048cm" svg:x2="17.957cm" svg:y2="20.544cm">
          <text:p/>
        </draw:line>
        <draw:custom-shape draw:style-name="gr2" draw:text-style-name="P1" draw:layer="layout" svg:width="13.64cm" svg:height="3.32cm" svg:x="4.372cm" svg:y="7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7.841cm" svg:y1="1.748cm" svg:x2="7.844cm" svg:y2="16.145cm">
          <text:p/>
        </draw:line>
        <draw:path draw:style-name="gr5" draw:text-style-name="P1" draw:layer="layout" svg:width="0.872cm" svg:height="2.376cm" svg:x="7.759cm" svg:y="15.928cm" svg:viewBox="0 0 873 2377" svg:d="m40 181 146 80c146 79 85 20 85 20l270 41 125-20 159-154-180-145-239-3-220 100-186 222 167 220 74 125 258 74h125l188-43 40-189-167-82h-306l-291 54-48 181 34 128 51 171 103 161 189 120 212-13 244-127-106-179-220-54-252 54-213 260-37 72 80 107 124 223 271 79 165-21 167-25-21-136-165-79-119-41-215 41-165 100-106 120v202l125 120 42 100 250 20h313l82-102-167-100-165-20h-188l-125 61-127 233 111 240">
          <text:p/>
        </draw:path>
        <draw:g>
          <draw:line draw:style-name="gr4" draw:text-style-name="P1" draw:layer="layout" svg:x1="14.18cm" svg:y1="15.789cm" svg:x2="15.024cm" svg:y2="15.335cm">
            <text:p/>
          </draw:line>
          <draw:line draw:style-name="gr4" draw:text-style-name="P1" draw:layer="layout" svg:x1="14.152cm" svg:y1="13.307cm" svg:x2="14.996cm" svg:y2="12.853cm">
            <text:p/>
          </draw:line>
          <draw:line draw:style-name="gr4" draw:text-style-name="P1" draw:layer="layout" svg:x1="14.152cm" svg:y1="15.789cm" svg:x2="14.152cm" svg:y2="13.282cm">
            <text:p/>
          </draw:line>
          <draw:line draw:style-name="gr4" draw:text-style-name="P1" draw:layer="layout" svg:x1="15.021cm" svg:y1="15.324cm" svg:x2="15.021cm" svg:y2="12.817cm">
            <text:p/>
          </draw:line>
        </draw:g>
        <draw:line draw:style-name="gr4" draw:text-style-name="P1" draw:layer="layout" svg:x1="14.626cm" svg:y1="1.749cm" svg:x2="14.609cm" svg:y2="13.032cm">
          <text:p/>
        </draw:line>
        <draw:path draw:style-name="gr6" draw:text-style-name="P1" draw:layer="layout" svg:width="3.472cm" svg:height="15.439cm" svg:x="6.124cm" svg:y="3.486cm" svg:viewBox="0 0 3473 15440" svg:d="m807 0v1660c0 1577 41 10127 41 10127l-41 291-540 622-249 540c0 0-41 498 0 498s125 581 83 539 540 747 540 706 705 415 705 415l415 42 581-125 623-540c0 0 373-456 456-581s42-954 42-954l-374-664c0 0-415-581-373-540s-83-456-83-456l-42-11414">
          <text:p/>
        </draw:path>
        <draw:polyline draw:style-name="gr7" draw:text-style-name="P1" draw:layer="layout" svg:width="0.954cm" svg:height="14.442cm" svg:x="13.239cm" svg:y="3.154cm" svg:viewBox="0 0 955 14443" draw:points="0,0 0,5064 0,5105 42,9961 42,13572 83,13945 249,14111 830,14194 955,14443">
          <text:p/>
        </draw:polyline>
        <draw:polyline draw:style-name="gr7" draw:text-style-name="P1" draw:layer="layout" svg:width="0.955cm" svg:height="14.442cm" svg:x="14.856cm" svg:y="3.154cm" svg:viewBox="0 0 956 14443" draw:points="956,0 955,5064 955,5105 913,9961 913,13572 872,13945 706,14111 125,14194 0,14443">
          <text:p/>
        </draw:polyline>
        <draw:line draw:style-name="gr8" draw:text-style-name="P1" draw:layer="layout" svg:x1="5.021cm" svg:y1="5.81cm" svg:x2="7.429cm" svg:y2="6.599cm">
          <text:p/>
        </draw:line>
        <draw:frame draw:style-name="gr9" draw:text-style-name="P3" draw:layer="layout" svg:width="2.63cm" svg:height="1.119cm" svg:x="2.988cm" svg:y="4.69cm">
          <draw:text-box>
            <text:p text:style-name="P2"><text:span text:style-name="T1">Cl</text:span><text:span text:style-name="T2">-</text:span><text:span text:style-name="T1">, H</text:span><text:span text:style-name="T2">+</text:span></text:p>
          </draw:text-box>
        </draw:frame>
        <draw:line draw:style-name="gr8" draw:text-style-name="P1" draw:layer="layout" svg:x1="17.431cm" svg:y1="5.603cm" svg:x2="15.929cm" svg:y2="6.6cm">
          <text:p/>
        </draw:line>
        <draw:frame draw:style-name="gr9" draw:text-style-name="P3" draw:layer="layout" svg:width="1.747cm" svg:height="1.119cm" svg:x="17.089cm" svg:y="4.69cm">
          <draw:text-box>
            <text:p text:style-name="P2"><text:span text:style-name="T1">KCl</text:span></text:p>
          </draw:text-box>
        </draw:frame>
        <draw:line draw:style-name="gr8" draw:text-style-name="P1" draw:layer="layout" svg:x1="5.021cm" svg:y1="16.311cm" svg:x2="7.761cm" svg:y2="16.85cm">
          <text:p/>
        </draw:line>
        <draw:frame draw:style-name="gr9" draw:text-style-name="P3" draw:layer="layout" svg:width="3.757cm" svg:height="1.119cm" svg:x="2cm" svg:y="15.523cm">
          <draw:text-box>
            <text:p text:style-name="P2"><text:span text:style-name="T1">Ag | AgCl</text:span></text:p>
          </draw:text-box>
        </draw:frame>
        <draw:line draw:style-name="gr8" draw:text-style-name="P1" draw:layer="layout" svg:x1="16.831cm" svg:y1="14.204cm" svg:x2="15.329cm" svg:y2="15.201cm">
          <text:p/>
        </draw:line>
        <draw:frame draw:style-name="gr9" draw:text-style-name="P3" draw:layer="layout" svg:width="4.334cm" svg:height="1.305cm" svg:x="16.177cm" svg:y="13.358cm">
          <draw:text-box>
            <text:p text:style-name="P2"><text:span text:style-name="T1">Hg | Hg</text:span><text:span text:style-name="T3">2</text:span><text:span text:style-name="T1">Cl</text:span><text:span text:style-name="T3">2</text:span></text:p>
          </draw:text-box>
        </draw:frame>
        <draw:custom-shape draw:style-name="gr10" draw:text-style-name="P1" draw:layer="layout" svg:width="0.164cm" svg:height="0.166cm" svg:x="14.503cm" svg:y="17.3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164cm" svg:height="0.165cm" svg:x="14.587cm" svg:y="17.6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027cm" svg:height="0.083cm" svg:x="14.293cm" svg:y="17.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164cm" svg:height="0.165cm" svg:x="14.587cm" svg:y="17.4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11cm" svg:height="0.057cm" svg:x="14.293cm" svg:y="17.4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0.164cm" svg:height="0.166cm" svg:x="14.377cm" svg:y="17.54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1" draw:layer="layout" svg:x1="15.605cm" svg:y1="19.424cm" svg:x2="14.629cm" svg:y2="18.102cm">
          <text:p/>
        </draw:line>
        <draw:frame draw:style-name="gr9" draw:text-style-name="P3" draw:layer="layout" svg:width="4.215cm" svg:height="1.987cm" svg:x="14.247cm" svg:y="19.464cm">
          <draw:text-box>
            <text:p text:style-name="P2"><text:span text:style-name="T1">Glass fiber</text:span></text:p>
            <text:p text:style-name="P2"><text:span text:style-name="T1">salt bridge</text:span></text:p>
          </draw:text-box>
        </draw:frame>
        <draw:line draw:style-name="gr8" draw:text-style-name="P1" draw:layer="layout" svg:x1="7.221cm" svg:y1="19.714cm" svg:x2="8.259cm" svg:y2="18.843cm">
          <text:p/>
        </draw:line>
        <draw:frame draw:style-name="gr9" draw:text-style-name="P3" draw:layer="layout" svg:width="4.202cm" svg:height="1.987cm" svg:x="5.548cm" svg:y="19.665cm">
          <draw:text-box>
            <text:p text:style-name="P2"><text:span text:style-name="T1">Thin glass</text:span></text:p>
            <text:p text:style-name="P2"><text:span text:style-name="T1">membr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24T19:09:38</meta:creation-date>
    <dc:creator>Jussi Eloranta</dc:creator>
    <dc:date>2008-07-24T19:32:52</dc:date>
    <meta:editing-cycles>23</meta:editing-cycles>
    <meta:editing-duration>PT23M17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